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4.382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3">Pouvoir </text:p>
      <text:p text:style-name="P4"/>
      <text:p text:style-name="P4">Je soussigné : <text:span text:style-name="T1">[v_individu_lieu.prenom] [v_individu_lieu.nom] </text:span>.</text:p>
      <text:p text:style-name="P6"> </text:p>
      <text:p text:style-name="P4">Donne pouvoir à ............................................................................................</text:p>
      <text:p text:style-name="P6"/>
      <text:p text:style-name="P4">pour me représenter et voter en mon nom au Conseil d'Administration de [o.nom] qui se tiendra</text:p>
      <text:p text:style-name="P4"><text:s/>le samedi 18 Octobre 2008 de 10h à 12h à</text:p>
      <text:p text:style-name="P5">Maison des associations, </text:p>
      <text:p text:style-name="P5">21 allée Baco, </text:p>
      <text:p text:style-name="P5">44000 Nantes</text:p>
      <text:p text:style-name="P5"/>
      <text:p text:style-name="P4">Fait à ............................, le ..................... <text:s text:c="24"/>Signature  *</text:p>
      <text:p text:style-name="P4"/>
      <text:p text:style-name="P4">* Faire précéder votre signature de la mention : "Bon pour pouvoir".</text:p>
      <text:p text:style-name="P6"/>
      <text:p text:style-name="P4">A retourner à :            Ilco Atlantique</text:p>
      <text:p text:style-name="P4">                                   2 La Métellerie</text:p>
      <text:p text:style-name="P4">                                   44310 Saint Colomban</text:p>
      <text:p text:style-name="P2"/>
      <text:p text:style-name="P7"/>
      <text:p text:style-name="P8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9.901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Guy Gourmellet</meta:initial-creator>
    <meta:creation-date>2007-02-23T18:03:02</meta:creation-date>
    <dc:creator>Guy Gourmellet</dc:creator>
    <dc:date>2008-10-03T08:36:06</dc:date>
    <meta:printed-by>Guy Gourmellet</meta:printed-by>
    <meta:print-date>2007-02-23T18:23:41</meta:print-date>
    <dc:language>fr-FR</dc:language>
    <meta:editing-cycles>50</meta:editing-cycles>
    <meta:editing-duration>PT5H4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82" meta:character-count="742"/>
  </office:meta>
</office:document-meta>
</file>